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36.9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 (faltou ajax e botões)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271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23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8"/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374" office:value-type="string" calcext:value-type="string">
            <text:p>Hello world JSF, Exercício JSF, CRUD JSF ***, Git/Github</text:p>
          </table:table-cell>
          <table:table-cell table:style-name="ce374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211" table:number-columns-repeated="2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2:08:37.052142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7T12:28:00.695689601</dc:date>
    <meta:editing-duration>P28DT1H55M47S</meta:editing-duration>
    <meta:editing-cycles>413</meta:editing-cycles>
    <meta:document-statistic meta:table-count="4" meta:cell-count="634" meta:object-count="0"/>
  </office:meta>
</office:document-meta>
</file>